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color="#ff0000"/>
    </style:style>
    <style:style style:name="P3" style:family="paragraph" style:parent-style-name="Standard">
      <style:text-properties style:use-window-font-color="tru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text-properties fo:font-style="italic" style:font-style-asian="italic" style:font-style-complex="italic"/>
    </style:style>
    <style:style style:name="P7" style:family="paragraph" style:parent-style-name="Standard" style:list-style-name="L4"/>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ype de segmentation : </text:p>
      <text:list xml:id="list17549445851" text:style-name="L1">
        <text:list-item>
          <text:p text:style-name="P4">Segmentation ascendante</text:p>
        </text:list-item>
        <text:list-item>
          <text:p text:style-name="P4">Segmentation descendants</text:p>
        </text:list-item>
      </text:list>
      <text:p text:style-name="Standard"/>
      <text:p text:style-name="Standard">Segmentation basé sur :</text:p>
      <text:list xml:id="list709241376" text:style-name="L2">
        <text:list-item>
          <text:p text:style-name="P5">le DOM</text:p>
        </text:list-item>
      </text:list>
      <text:p text:style-name="Standard">Certaine étiquette de nœud du DOM tels que &lt;P&gt;, &lt;TABLE&gt;, &lt;UL&gt;, &lt;H1~6&gt; <text:s/>représente des blocs <text:s/>Une méthode basé sur l'analyse du DOM est efficace lorsque les balises sont utilisés correctement (suive la norme HTML) certain balise sont utilisé seulement pour l'agencement des éléments ou l'application d'un style de mise en forme particulier. Le problème est que les concepteurs mélange la mise en forme et la structuration. Par exemple la balise TABLE peut être utilisé pour organiser la navigation et non plus pour structurer une informations. La balise DIV n'est pas utilisé que pour exprimer des divisions structurel.</text:p>
      <text:p text:style-name="Standard">Ce genre d'approche n'est pas assez précise pour l'extraction de blocs sémantique.</text:p>
      <text:list xml:id="list387790548" text:continue-numbering="true" text:style-name="L2">
        <text:list-item>
          <text:p text:style-name="P5">La mise en forme</text:p>
        </text:list-item>
      </text:list>
      <text:p text:style-name="P1">cf article recognition web page area inconvénient segmentation faite sur la mise en forme de la page. Une page web est généralement séparé en 5 régions. L'inconvénient de cette approche est que ce modèle n'est pas valide pour toute les pages du web. De plus la sémantique des blocs extrait possède une granularité forte.</text:p>
      <text:list xml:id="list1223638176" text:style-name="L3">
        <text:list-item>
          <text:p text:style-name="P6">Hybride</text:p>
        </text:list-item>
      </text:list>
      <text:p text:style-name="P1">HTML mélange élément de structuration et élémetns de mise en forme. VIPS propose une approche hybride des deux méthodes approchent de segmentation ci-dessus. Elle propose une segmentation suivant le tag du nœud et les indices visuelles des nœuds du DOM. La granularité des blocs est contrôlé par un Degrès de Cohérences. VIPS maintient le contenu connexe regroupé tout en séparant les différents bloc sémantique les un des autres.</text:p>
      <text:p text:style-name="Standard"/>
      <text:p text:style-name="Standard">Extraction de bloc visuel : </text:p>
      <text:p text:style-name="Standard"/>
      <text:p text:style-name="Standard">L'algorithme utilise la structure du DOM en entrée et les propriétés de chaque nœud du DOM. Les propriétés sont l'étiquette associé au nœud et ses attributs. L'algorithme parcours récursivement le DOM en entrée suivant un parcours préfixe.</text:p>
      <text:p text:style-name="Standard">(Pour que bloc extrait on va récupérer des informations ? Texte, nb lien ? )</text:p>
      <text:p text:style-name="Standard">La décision de diviser ou non un nœuds se fait en vérifiant la nature du nœud courant ou la distance visuel du nœud courant contraste avec son nœud parent et dans certain cas son nœud frère. </text:p>
      <text:p text:style-name="P2">Separateur voir article qui traite du problème des séparateurs... au premier tour pas efficace.</text:p>
      <text:p text:style-name="P2"/>
      <text:p text:style-name="Standard">Fusion des blocs, il faudrait regrouper les blocs suivant leur similarité :</text:p>
      <text:list xml:id="list2065350353" text:style-name="L4">
        <text:list-item>
          <text:p text:style-name="P7">Séparateur : </text:p>
          <text:p text:style-name="P7">La méthode proposé par VIPS n'est pas efficace dans de nombreux cas.</text:p>
        </text:list-item>
        <text:list-item>
          <text:p text:style-name="P7">Calculer la distance entre les blocs </text:p>
        </text:list-item>
        <text:list-item>
          <text:p text:style-name="P7">Entropie </text:p>
        </text:list-item>
      </text:list>
      <text:p text:style-name="Standard"/>
      <text:p text:style-name="P2"/>
      <text:p text:style-name="P2"/>
      <text:p text:style-name="P3"/>
      <text:p text:style-name="P3"/>
      <text:p text:style-name="P3">Règle 1 : On ne traite pas les nœuds non valide</text:p>
      <text:p text:style-name="P3">Règle 2 : </text:p>
      <text:p text:style-name="P3">Règle 8 : Si un nœud possède deux enfants adjacents dont le premier possède une propriété float : left avec ou sans clear : both et le deuxiè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5-09T13:46:26</meta:creation-date>
    <dc:date>2014-05-12T20:05:22</dc:date>
    <dc:creator>Asus </dc:creator>
    <meta:editing-duration>PT8H6M51S</meta:editing-duration>
    <meta:editing-cycles>49</meta:editing-cycles>
    <meta:generator>LibreOffice/3.5$Linux_x86 LibreOffice_project/350m1$Build-2</meta:generator>
    <meta:document-statistic meta:table-count="0" meta:image-count="0" meta:object-count="0" meta:page-count="1" meta:paragraph-count="24" meta:word-count="441" meta:character-count="2618" meta:non-whitespace-character-count="2200"/>
  </office:meta>
</office:document-meta>
</file>